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aac2" officeooo:paragraph-rsid="001aaac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aac2" officeooo:paragraph-rsid="001aaac2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b36f2" officeooo:paragraph-rsid="001b36f2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rsid="001b36f2" officeooo:paragraph-rsid="001bc73e" style:font-weight-asian="normal" style:font-weight-complex="normal"/>
    </style:style>
    <style:style style:name="T1" style:family="text">
      <style:text-properties officeooo:rsid="001bc7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MARY OF THE MEETING WITH CUSTOMERS</text:p>
      <text:p text:style-name="P2"/>
      <text:list xml:id="list6076095605938385559" text:style-name="L1">
        <text:list-item>
          <text:p text:style-name="P3">Requirements Observations</text:p>
          <text:list>
            <text:list-item>
              <text:p text:style-name="P3">Our requirements are good; we have the same view (more or less), it was only a misunderstanding. We explained to him what they means and he agreed with us.</text:p>
            </text:list-item>
          </text:list>
        </text:list-item>
        <text:list-item>
          <text:p text:style-name="P3">Historycal data</text:p>
          <text:list>
            <text:list-item>
              <text:p text:style-name="P3">We assume that the traffic is there everytime, so we have to consider (and store) the 2 cases:</text:p>
              <text:list>
                <text:list-item>
                  <text:p text:style-name="P3">Traffic + Debris (Case A)</text:p>
                </text:list-item>
                <text:list-item>
                  <text:p text:style-name="P3">Traffic + No Debris (Case B)</text:p>
                </text:list-item>
              </text:list>
            </text:list-item>
            <text:list-item>
              <text:p text:style-name="P3">He suggests to store also some intermediate calculations</text:p>
            </text:list-item>
            <text:list-item>
              <text:p text:style-name="P3">He suggests to show both the graph (overrided) for historical data of the Safety Factor (Case A and Case B)</text:p>
            </text:list-item>
          </text:list>
        </text:list-item>
        <text:list-item>
          <text:p text:style-name="P3">Current Data</text:p>
          <text:list>
            <text:list-item>
              <text:p text:style-name="P3">We have to show 4 cases for the Safety Factor graph:</text:p>
              <text:list>
                <text:list-item>
                  <text:p text:style-name="P3">Traffic + Debris</text:p>
                </text:list-item>
                <text:list-item>
                  <text:p text:style-name="P3">Traffic + No Debris</text:p>
                </text:list-item>
                <text:list-item>
                  <text:p text:style-name="P3">No Traffic + Debris</text:p>
                </text:list-item>
                <text:list-item>
                  <text:p text:style-name="P3">No Traffic + No Debris</text:p>
                </text:list-item>
              </text:list>
            </text:list-item>
            <text:list-item>
              <text:p text:style-name="P3">Then the user could select in a checkbox what graph doesn't want to see</text:p>
            </text:list-item>
            <text:list-item>
              <text:p text:style-name="P3">The graphs are overrided (one over each other)</text:p>
            </text:list-item>
          </text:list>
        </text:list-item>
        <text:list-item>
          <text:p text:style-name="P4"><text:span text:style-name="T1">Alarm/Alert/Pre-Alert levels</text:span></text:p>
          <text:list>
            <text:list-item>
              <text:p text:style-name="P4"><text:span text:style-name="T1">They are not defined yet. For the moment we can put whatever we want then the customer will give us the correct parameters to insert</text:span></text:p>
            </text:list-item>
          </text:list>
        </text:list-item>
        <text:list-item>
          <text:p text:style-name="P4"><text:span text:style-name="T1">Thechnical stuffs with Lorenzo about formulas and calculatio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8:41:35.36</meta:creation-date>
    <meta:generator>LibreOffice/4.0.5.2$Windows_x86 LibreOffice_project/5464147a081647a250913f19c0715bca595af2f</meta:generator>
    <dc:date>2013-11-12T22:02:52.45</dc:date>
    <meta:editing-duration>P0D</meta:editing-duration>
    <meta:editing-cycles>3</meta:editing-cycles>
    <meta:document-statistic meta:table-count="0" meta:image-count="0" meta:object-count="0" meta:page-count="1" meta:paragraph-count="20" meta:word-count="201" meta:character-count="1059" meta:non-whitespace-character-count="897"/>
  </office:meta>
</office:document-meta>
</file>